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roman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عادي" style:master-page-name="MP0" style:family="paragraph">
      <style:paragraph-properties fo:break-before="page" fo:text-align="center"/>
    </style:style>
    <style:style style:name="T2" style:parent-style-name="خطالفقرةالافتراضي" style:family="text">
      <style:text-properties fo:color="#ED7D31" fo:language="en" fo:country="GB"/>
    </style:style>
    <style:style style:name="T3" style:parent-style-name="خطالفقرةالافتراضي" style:family="text">
      <style:text-properties fo:language="en" fo:country="GB"/>
    </style:style>
    <style:style style:name="P4" style:parent-style-name="عادي" style:family="paragraph">
      <style:paragraph-properties fo:text-align="center"/>
    </style:style>
    <style:style style:name="T5" style:parent-style-name="خطالفقرةالافتراضي" style:family="text">
      <style:text-properties fo:color="#ED7D31" fo:language="en" fo:country="GB"/>
    </style:style>
    <style:style style:name="T6" style:parent-style-name="خطالفقرةالافتراضي" style:family="text">
      <style:text-properties fo:language="en" fo:country="GB"/>
    </style:style>
    <style:style style:name="T7" style:parent-style-name="خطالفقرةالافتراضي" style:family="text">
      <style:text-properties fo:language="en" fo:country="GB"/>
    </style:style>
    <style:style style:name="T8" style:parent-style-name="خطالفقرةالافتراضي" style:family="text">
      <style:text-properties fo:language="en" fo:country="GB"/>
    </style:style>
    <style:style style:name="T9" style:parent-style-name="خطالفقرةالافتراضي" style:family="text">
      <style:text-properties fo:language="en" fo:country="GB"/>
    </style:style>
    <style:style style:name="T10" style:parent-style-name="خطالفقرةالافتراضي" style:family="text">
      <style:text-properties fo:language="en" fo:country="GB"/>
    </style:style>
    <style:style style:name="T11" style:parent-style-name="خطالفقرةالافتراضي" style:family="text">
      <style:text-properties fo:language="en" fo:country="GB"/>
    </style:style>
    <style:style style:name="T12" style:parent-style-name="خطالفقرةالافتراضي" style:family="text">
      <style:text-properties fo:language="en" fo:country="GB"/>
    </style:style>
    <style:style style:name="T13" style:parent-style-name="خطالفقرةالافتراضي" style:family="text">
      <style:text-properties fo:language="en" fo:country="GB"/>
    </style:style>
    <style:style style:name="T14" style:parent-style-name="خطالفقرةالافتراضي" style:family="text">
      <style:text-properties fo:language="en" fo:country="GB"/>
    </style:style>
    <style:style style:name="P15" style:parent-style-name="عادي" style:family="paragraph">
      <style:paragraph-properties fo:text-align="center" style:writing-mode="lr-tb" fo:line-height="200%"/>
    </style:style>
    <style:style style:name="T16" style:parent-style-name="خطالفقرةالافتراضي" style:family="text">
      <style:text-properties fo:color="#ED7D31" fo:language="fr" fo:country="FR"/>
    </style:style>
    <style:style style:name="T17" style:parent-style-name="خطالفقرةالافتراضي" style:family="text">
      <style:text-properties fo:language="fr" fo:country="FR"/>
    </style:style>
    <style:style style:name="T18" style:parent-style-name="Hyperlink" style:family="text">
      <style:text-properties fo:language="fr" fo:country="FR"/>
    </style:style>
    <style:style style:name="T19" style:parent-style-name="خطالفقرةالافتراضي" style:family="text">
      <style:text-properties fo:language="fr" fo:country="FR"/>
    </style:style>
    <style:style style:name="T20" style:parent-style-name="خطالفقرةالافتراضي" style:family="text">
      <style:text-properties fo:language="fr" fo:country="FR"/>
    </style:style>
    <style:style style:name="T21" style:parent-style-name="خطالفقرةالافتراضي" style:family="text">
      <style:text-properties fo:language="fr" fo:country="FR"/>
    </style:style>
    <style:style style:name="T22" style:parent-style-name="خطالفقرةالافتراضي" style:family="text">
      <style:text-properties fo:color="#ED7D31" fo:language="fr" fo:country="FR"/>
    </style:style>
    <style:style style:name="T23" style:parent-style-name="خطالفقرةالافتراضي" style:family="text">
      <style:text-properties fo:language="fr" fo:country="FR"/>
    </style:style>
    <style:style style:name="P24" style:parent-style-name="عادي" style:family="paragraph">
      <style:paragraph-properties style:writing-mode="lr-tb" fo:line-height="200%"/>
    </style:style>
    <style:style style:name="P25" style:parent-style-name="عادي" style:family="paragraph">
      <style:paragraph-properties style:writing-mode="lr-tb" fo:line-height="200%"/>
    </style:style>
    <style:style style:name="P26" style:parent-style-name="عادي" style:family="paragraph">
      <style:paragraph-properties style:writing-mode="lr-tb" fo:line-height="200%"/>
    </style:style>
    <style:style style:name="P27" style:parent-style-name="عادي" style:family="paragraph">
      <style:paragraph-properties style:writing-mode="lr-tb" fo:line-height="200%"/>
    </style:style>
    <style:style style:name="P28" style:parent-style-name="عادي" style:family="paragraph">
      <style:paragraph-properties style:writing-mode="lr-tb" fo:line-height="200%"/>
    </style:style>
    <style:style style:name="P29" style:parent-style-name="عادي" style:family="paragraph">
      <style:paragraph-properties style:writing-mode="lr-tb" fo:line-height="200%"/>
    </style:style>
    <style:style style:name="P30" style:parent-style-name="عادي" style:family="paragraph">
      <style:paragraph-properties style:writing-mode="lr-tb" fo:line-height="200%"/>
      <style:text-properties fo:language="en" fo:country="GB"/>
    </style:style>
    <style:style style:name="P31" style:parent-style-name="سردالفقرات" style:list-style-name="LFO1" style:family="paragraph">
      <style:paragraph-properties style:writing-mode="lr-tb" fo:line-height="200%"/>
    </style:style>
    <style:style style:name="P32" style:parent-style-name="سردالفقرات" style:family="paragraph">
      <style:paragraph-properties style:writing-mode="lr-tb" fo:line-height="200%"/>
    </style:style>
    <style:style style:name="P33" style:parent-style-name="سردالفقرات" style:list-style-name="LFO1" style:family="paragraph">
      <style:paragraph-properties style:writing-mode="lr-tb" fo:line-height="200%"/>
    </style:style>
    <style:style style:name="P34" style:parent-style-name="سردالفقرات" style:family="paragraph">
      <style:paragraph-properties style:writing-mode="lr-tb" fo:line-height="200%"/>
    </style:style>
    <style:style style:name="T35" style:parent-style-name="خطالفقرةالافتراضي" style:family="text">
      <style:text-properties fo:language="en" fo:country="GB"/>
    </style:style>
    <style:style style:name="P36" style:parent-style-name="عادي" style:family="paragraph">
      <style:paragraph-properties style:writing-mode="lr-tb" fo:line-height="200%"/>
      <style:text-properties fo:language="en" fo:country="GB"/>
    </style:style>
    <style:style style:name="P37" style:parent-style-name="عادي" style:family="paragraph">
      <style:paragraph-properties style:writing-mode="lr-tb" fo:line-height="200%"/>
      <style:text-properties fo:language="en" fo:country="GB"/>
    </style:style>
    <style:style style:name="P38" style:parent-style-name="سردالفقرات" style:list-style-name="LFO1" style:family="paragraph">
      <style:paragraph-properties style:writing-mode="lr-tb" fo:line-height="200%"/>
      <style:text-properties fo:language="en" fo:country="GB"/>
    </style:style>
    <style:style style:name="P39" style:parent-style-name="سردالفقرات" style:list-style-name="LFO1" style:family="paragraph">
      <style:paragraph-properties style:writing-mode="lr-tb" fo:line-height="200%"/>
      <style:text-properties fo:language="en" fo:country="GB"/>
    </style:style>
    <style:style style:name="P40" style:parent-style-name="سردالفقرات" style:list-style-name="LFO1" style:family="paragraph">
      <style:paragraph-properties style:writing-mode="lr-tb" fo:line-height="200%"/>
      <style:text-properties fo:language="en" fo:country="GB"/>
    </style:style>
    <style:style style:name="P41" style:parent-style-name="عادي" style:family="paragraph">
      <style:paragraph-properties fo:text-align="end"/>
    </style:style>
  </office:automatic-styles>
  <office:body>
    <office:text text:use-soft-page-breaks="true">
      <text:p text:style-name="P1"><text:bookmark-start text:name="_Hlk45043608"/><text:span text:style-name="T2">Name</text:span><text:span text:style-name="T3">: Ahmad Muhammed Barkoot</text:span></text:p>
      <text:p text:style-name="P4"><text:span text:style-name="T5">Address</text:span><text:span text:style-name="T6">:</text:span><text:span text:style-name="T7"><text:s/></text:span><text:span text:style-name="T8">Al Manar</text:span><text:span text:style-name="T9"><text:s/></text:span><text:span text:style-name="T10">–</text:span><text:span text:style-name="T11"><text:s/>Exit</text:span><text:span text:style-name="T12">14</text:span><text:span text:style-name="T13"><text:s/>–<text:s/></text:span><text:span text:style-name="T14">Riyadh</text:span></text:p>
      <text:p text:style-name="P15"><text:span text:style-name="T16">E-mail</text:span><text:span text:style-name="T17">:<text:s/></text:span><text:a xlink:href="mailto:barkootahmad@gmail.com" office:target-frame-name="_top" xlink:show="replace"><text:span text:style-name="T18">barkootahmad@gmail.com</text:span></text:a><text:span text:style-name="T19"><text:s/></text:span><text:span text:style-name="T20">|</text:span><text:span text:style-name="T21"><text:s/></text:span><text:span text:style-name="T22">Phone</text:span><text:span text:style-name="T23">: 0546292626</text:span></text:p>
      <text:p text:style-name="P24">Objective : An<text:s/>ambitious<text:s/>, hard worker , seeking a challenging position ,</text:p>
      <text:p text:style-name="P25">A position where I could utilize my talent and skills and achieving the entity's growth objective .</text:p>
      <text:p text:style-name="P26">_________________________________________________________________________</text:p>
      <text:p text:style-name="P27">Education :</text:p>
      <text:p text:style-name="P28">Bachelor degree in computer since<text:s/>- King Khalid University - May 2018<text:s/>.</text:p>
      <text:p text:style-name="P29">­­­­­­­­­­­­­­­­­­­­_________________________________________________________________________</text:p>
      <text:p text:style-name="P30">Work Experience :</text:p>
      <text:list text:style-name="LFO1" text:continue-numbering="true">
        <text:list-item>
          <text:p text:style-name="P31">Aldar Factory |2016- Feb 2020|<text:s/>a<text:s/>national restaurant<text:s/><text:s/>part-time<text:s/>as<text:s/>Cashier<text:s/>, delivering orders. With commitment, I was promoted to a supervisor of a branch and then a regional manager in the company<text:s/>,<text:s/>Then I appointed the assistant general manager and with diligence and perseverance, I was appointed as the CEO of the facility<text:s/>[ the contributed to development of production mechanism – reduce the cost and<text:s/>increase<text:s/>income – <text:s text:c="13"/></text:p>
        </text:list-item>
      </text:list>
      <text:p text:style-name="P32"><text:s/>I transformed the company business into machines rather than manual labor ]</text:p>
      <text:list text:style-name="LFO1" text:continue-numbering="true">
        <text:list-item>
          <text:p text:style-name="P33">I make my own business such 1- open online store for mobile spare part and accessory.</text:p>
        </text:list-item>
      </text:list>
      <text:p text:style-name="P34">2-<text:s/>Designed and built hydroponic systems and sold many systems<text:span text:style-name="T35"><text:s/>for over 2 years.</text:span></text:p>
      <text:p text:style-name="P36">_________________________________________________________________________</text:p>
      <text:p text:style-name="P37">Skills :</text:p>
      <text:list text:style-name="LFO1" text:continue-numbering="true">
        <text:list-item>
          <text:p text:style-name="P38">Fast learning and adaptation to work environment<text:s/>.</text:p>
        </text:list-item>
        <text:list-item>
          <text:p text:style-name="P39">Effective communication<text:s/>and flexibility .</text:p>
        </text:list-item>
        <text:list-item>
          <text:p text:style-name="P40">Time management and utilization<text:s/>.</text:p>
        </text:list-item>
      </text:list>
      <text:p text:style-name="P41"/>
      <text:p text:style-name="عادي"><text:bookmark-end text:name="_Hlk4504360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roman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Hyperlink" style:display-name="Hyperlink" style:family="text" style:parent-style-name="خطالفقرةالافتراضي">
      <style:text-properties fo:color="#0563C1" style:text-underline-type="single" style:text-underline-style="solid" style:text-underline-width="auto" style:text-underline-mode="continuous"/>
    </style:style>
    <style:style style:name="إشارةلميتمحلها" style:display-name="إشارة لم يتم حلها" style:family="text" style:parent-style-name="خطالفقرةالافتراضي">
      <style:text-properties fo:color="#605E5C" fo:background-color="#E1DFDD"/>
    </style:style>
    <style:style style:name="سردالفقرات" style:display-name="سرد الفقرات" style:family="paragraph" style:parent-style-name="عادي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engXi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07-04T19:36:00Z</meta:creation-date>
    <dc:date>2020-07-07T16:52:00Z</dc:date>
    <meta:template xlink:href="Normal" xlink:type="simple"/>
    <meta:editing-cycles>2</meta:editing-cycles>
    <meta:editing-duration>PT0S</meta:editing-duration>
    <meta:document-statistic meta:page-count="2" meta:paragraph-count="2" meta:word-count="224" meta:character-count="1499" meta:row-count="10" meta:non-whitespace-character-count="1277"/>
  </office:meta>
</office:document-meta>
</file>